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StarSymbol" svg:font-family="StarSymbol"/>
  </office:font-face-decls>
  <office:automatic-styles>
    <style:style style:name="P1" style:family="paragraph" style:parent-style-name="Standard">
      <style:text-properties officeooo:rsid="0001bdb9" officeooo:paragraph-rsid="0001bdb9"/>
    </style:style>
    <style:style style:name="P2" style:family="paragraph" style:parent-style-name="Standard">
      <style:text-properties officeooo:rsid="0001e04c" officeooo:paragraph-rsid="0001e04c"/>
    </style:style>
    <style:style style:name="P3" style:family="paragraph" style:parent-style-name="Standard" style:list-style-name="L1">
      <style:text-properties officeooo:rsid="0001e04c" officeooo:paragraph-rsid="0001e04c"/>
    </style:style>
    <style:style style:name="P4" style:family="paragraph" style:parent-style-name="Standard" style:list-style-name="L2">
      <style:text-properties officeooo:rsid="000200de" officeooo:paragraph-rsid="000200d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TP File Transfer Protocol</text:p>
      <text:p text:style-name="P1"/>
      <text:p text:style-name="P1">Dans ce mini projet, il s’agit de développer un FTP, en se basant sur un squelette de client-serveur. Ce document …</text:p>
      <text:p text:style-name="P1"/>
      <text:p text:style-name="P2">Sommaire</text:p>
      <text:p text:style-name="P2"/>
      <text:list text:style-name="L1">
        <text:list-item>
          <text:p text:style-name="P3">Principe général</text:p>
        </text:list-item>
        <text:list-item>
          <text:p text:style-name="P3">Structures de données</text:p>
          <text:list>
            <text:list-item>
              <text:p text:style-name="P3">request_t</text:p>
            </text:list-item>
            <text:list-item>
              <text:p text:style-name="P3">response_t</text:p>
            </text:list-item>
          </text:list>
        </text:list-item>
        <text:list-item>
          <text:p text:style-name="P3">Client</text:p>
        </text:list-item>
        <text:list-item>
          <text:p text:style-name="P3">Serveur</text:p>
        </text:list-item>
        <text:list-item>
          <text:p text:style-name="P3">Traitement</text:p>
        </text:list-item>
      </text:list>
      <text:p text:style-name="P2"/>
      <text:list text:style-name="L2">
        <text:list-item>
          <text:p text:style-name="P4">Principe général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01:00:14.468501302</meta:creation-date>
    <dc:date>2025-03-27T01:11:53.477026897</dc:date>
    <meta:editing-duration>PT11M38S</meta:editing-duration>
    <meta:editing-cycles>3</meta:editing-cycles>
    <meta:generator>LibreOffice/24.8.4.2$MacOSX_AARCH64 LibreOffice_project/bb3cfa12c7b1bf994ecc5649a80400d06cd71002</meta:generator>
    <meta:document-statistic meta:table-count="0" meta:image-count="0" meta:object-count="0" meta:page-count="1" meta:paragraph-count="11" meta:word-count="47" meta:character-count="277" meta:non-whitespace-character-count="249"/>
  </office:meta>
</office:document-meta>
</file>